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9.001cm" table:align="margins"/>
    </style:style>
    <style:style style:name="Tableau1.A" style:family="table-column">
      <style:table-column-properties style:column-width="6.334cm" style:rel-column-width="21845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ec8d6" officeooo:paragraph-rsid="001ec8d6"/>
    </style:style>
    <style:style style:name="P2" style:family="paragraph" style:parent-style-name="Table_20_Contents">
      <style:text-properties officeooo:rsid="001f2fe0" officeooo:paragraph-rsid="001f2fe0"/>
    </style:style>
    <style:style style:name="P3" style:family="paragraph" style:parent-style-name="Table_20_Contents">
      <style:text-properties officeooo:rsid="001f2fe0" officeooo:paragraph-rsid="00212315"/>
    </style:style>
    <style:style style:name="P4" style:family="paragraph" style:parent-style-name="Table_20_Contents">
      <style:text-properties officeooo:rsid="001f2fe0" officeooo:paragraph-rsid="0021e351"/>
    </style:style>
    <style:style style:name="P5" style:family="paragraph" style:parent-style-name="Table_20_Contents">
      <style:text-properties officeooo:rsid="00212315" officeooo:paragraph-rsid="00212315"/>
    </style:style>
    <style:style style:name="P6" style:family="paragraph" style:parent-style-name="Table_20_Contents">
      <style:text-properties officeooo:rsid="00212315" officeooo:paragraph-rsid="0021e351"/>
    </style:style>
    <style:style style:name="P7" style:family="paragraph" style:parent-style-name="Table_20_Contents">
      <style:text-properties officeooo:rsid="0021e351" officeooo:paragraph-rsid="0021e351"/>
    </style:style>
    <style:style style:name="P8" style:family="paragraph" style:parent-style-name="Table_20_Contents">
      <style:text-properties officeooo:rsid="00227c94" officeooo:paragraph-rsid="00227c94"/>
    </style:style>
    <style:style style:name="P9" style:family="paragraph" style:parent-style-name="Table_20_Contents">
      <style:text-properties officeooo:rsid="0024609a" officeooo:paragraph-rsid="0024609a"/>
    </style:style>
    <style:style style:name="P10" style:family="paragraph" style:parent-style-name="Table_20_Contents">
      <style:text-properties officeooo:rsid="0027baab" officeooo:paragraph-rsid="0027baab"/>
    </style:style>
    <style:style style:name="P11" style:family="paragraph" style:parent-style-name="Table_20_Contents">
      <style:text-properties officeooo:rsid="0027baab" officeooo:paragraph-rsid="0028d7ab"/>
    </style:style>
    <style:style style:name="P12" style:family="paragraph" style:parent-style-name="Table_20_Contents">
      <style:text-properties officeooo:rsid="0028c24d" officeooo:paragraph-rsid="0028c24d"/>
    </style:style>
    <style:style style:name="P13" style:family="paragraph" style:parent-style-name="Table_20_Contents">
      <style:text-properties officeooo:rsid="0028d7ab" officeooo:paragraph-rsid="0028d7ab"/>
    </style:style>
    <style:style style:name="P14" style:family="paragraph" style:parent-style-name="Table_20_Contents">
      <style:text-properties fo:font-weight="bold" officeooo:rsid="001ec8d6" officeooo:paragraph-rsid="001ec8d6" style:font-weight-asian="bold" style:font-weight-complex="bold"/>
    </style:style>
    <style:style style:name="P15" style:family="paragraph" style:parent-style-name="Table_20_Contents">
      <style:text-properties fo:font-weight="bold" officeooo:rsid="00212315" officeooo:paragraph-rsid="00212315" style:font-weight-asian="bold" style:font-weight-complex="bold"/>
    </style:style>
    <style:style style:name="P16" style:family="paragraph" style:parent-style-name="Table_20_Contents">
      <style:text-properties officeooo:rsid="002c1694" officeooo:paragraph-rsid="002c1694"/>
    </style:style>
    <style:style style:name="P17" style:family="paragraph" style:parent-style-name="Table_20_Contents">
      <style:text-properties officeooo:rsid="002d27c5" officeooo:paragraph-rsid="002d27c5"/>
    </style:style>
    <style:style style:name="P18" style:family="paragraph" style:parent-style-name="Table_20_Contents">
      <style:text-properties officeooo:rsid="0030ed83" officeooo:paragraph-rsid="0030ed83"/>
    </style:style>
    <style:style style:name="P19" style:family="paragraph" style:parent-style-name="Table_20_Contents">
      <style:text-properties officeooo:paragraph-rsid="00212315"/>
    </style:style>
    <style:style style:name="P20" style:family="paragraph" style:parent-style-name="Table_20_Contents">
      <style:text-properties officeooo:rsid="003132d1" officeooo:paragraph-rsid="003132d1"/>
    </style:style>
    <style:style style:name="P21" style:family="paragraph" style:parent-style-name="Table_20_Contents">
      <style:text-properties officeooo:rsid="003336f7" officeooo:paragraph-rsid="003336f7"/>
    </style:style>
    <style:style style:name="P22" style:family="paragraph" style:parent-style-name="Table_20_Contents">
      <style:text-properties officeooo:rsid="00349fd8" officeooo:paragraph-rsid="00349fd8"/>
    </style:style>
    <style:style style:name="P23" style:family="paragraph" style:parent-style-name="Table_20_Contents">
      <style:text-properties officeooo:rsid="00355b39" officeooo:paragraph-rsid="00355b39"/>
    </style:style>
    <style:style style:name="P24" style:family="paragraph" style:parent-style-name="Table_20_Contents">
      <style:text-properties officeooo:rsid="0035b438" officeooo:paragraph-rsid="0035b438"/>
    </style:style>
    <style:style style:name="P25" style:family="paragraph" style:parent-style-name="Heading_20_1">
      <style:paragraph-properties fo:margin-top="0cm" fo:margin-bottom="0.3cm" loext:contextual-spacing="false"/>
    </style:style>
    <style:style style:name="P26" style:family="paragraph" style:parent-style-name="Table_20_Contents">
      <style:text-properties officeooo:paragraph-rsid="00212315"/>
    </style:style>
    <style:style style:name="P27" style:family="paragraph" style:parent-style-name="Table_20_Contents">
      <style:text-properties officeooo:rsid="0037a06f" officeooo:paragraph-rsid="0037a06f"/>
    </style:style>
    <style:style style:name="T1" style:family="text">
      <style:text-properties officeooo:rsid="00212315"/>
    </style:style>
    <style:style style:name="T2" style:family="text">
      <style:text-properties officeooo:rsid="0021e351"/>
    </style:style>
    <style:style style:name="T3" style:family="text">
      <style:text-properties officeooo:rsid="0024609a"/>
    </style:style>
    <style:style style:name="T4" style:family="text">
      <style:text-properties officeooo:rsid="0024f06b"/>
    </style:style>
    <style:style style:name="T5" style:family="text">
      <style:text-properties officeooo:rsid="0026a7ff"/>
    </style:style>
    <style:style style:name="T6" style:family="text">
      <style:text-properties officeooo:rsid="0027baab"/>
    </style:style>
    <style:style style:name="T7" style:family="text">
      <style:text-properties officeooo:rsid="0030ed83"/>
    </style:style>
    <style:style style:name="T8" style:family="text">
      <style:text-properties officeooo:rsid="0035b438"/>
    </style:style>
    <style:style style:name="T9" style:family="text">
      <style:text-properties officeooo:rsid="0035c542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5" text:outline-level="1">Quelques commandes Linux et Windows</text:h>
      <table:table table:name="Tableau1" table:style-name="Tableau1">
        <table:table-column table:style-name="Tableau1.A" table:number-columns-repeated="3"/>
        <table:table-row table:style-name="TableLine94828715626656">
          <table:table-cell table:style-name="Tableau1.A1" office:value-type="string">
            <text:p text:style-name="P15">Commande</text:p>
          </table:table-cell>
          <table:table-cell table:style-name="Tableau1.A1" office:value-type="string">
            <text:p text:style-name="P14"><text:span text:style-name="T1">L</text:span>inux</text:p>
          </table:table-cell>
          <table:table-cell table:style-name="Tableau1.C1" office:value-type="string">
            <text:p text:style-name="P14">Windows</text:p>
          </table:table-cell>
        </table:table-row>
        <table:table-row table:style-name="TableLine94828715772352">
          <table:table-cell table:style-name="Tableau1.A2" office:value-type="string">
            <text:p text:style-name="P1">aide <text:span text:style-name="T6">sur une commande</text:span></text:p>
          </table:table-cell>
          <table:table-cell table:style-name="Tableau1.A2" office:value-type="string">
            <text:p text:style-name="P1">man (ex : man cd)</text:p>
            <text:p text:style-name="P21">ou paramètre --help (ex cd --help)</text:p>
          </table:table-cell>
          <table:table-cell table:style-name="Tableau1.C2" office:value-type="string">
            <text:p text:style-name="P1">paramètre /? (ex : cd /?)</text:p>
          </table:table-cell>
        </table:table-row>
        <table:table-row table:style-name="TableLine94828715773808">
          <table:table-cell table:style-name="Tableau1.A2" office:value-type="string">
            <text:p text:style-name="P5">efface l’écran</text:p>
          </table:table-cell>
          <table:table-cell table:style-name="Tableau1.A2" office:value-type="string">
            <text:p text:style-name="P5">clear</text:p>
          </table:table-cell>
          <table:table-cell table:style-name="Tableau1.C2" office:value-type="string">
            <text:p text:style-name="P5">cls</text:p>
          </table:table-cell>
        </table:table-row>
        <table:table-row table:style-name="TableLine94828715774608">
          <table:table-cell table:style-name="Tableau1.A2" office:value-type="string">
            <text:p text:style-name="P22">complétion (notamment pour les noms de fichiers)</text:p>
          </table:table-cell>
          <table:table-cell table:style-name="Tableau1.A2" office:value-type="string">
            <text:p text:style-name="P22">touche tab</text:p>
          </table:table-cell>
          <table:table-cell table:style-name="Tableau1.C2" office:value-type="string">
            <text:p text:style-name="P2"/>
          </table:table-cell>
        </table:table-row>
        <table:table-row table:style-name="TableLine94828715774608">
          <table:table-cell table:style-name="Tableau1.A2" office:value-type="string">
            <text:p text:style-name="P27">interrompre la commande en cours</text:p>
          </table:table-cell>
          <table:table-cell table:style-name="Tableau1.A2" office:value-type="string">
            <text:p text:style-name="P27">touche Ctrl + c</text:p>
          </table:table-cell>
          <table:table-cell table:style-name="Tableau1.C2" office:value-type="string">
            <text:p text:style-name="P27">touche Ctrl + c</text:p>
          </table:table-cell>
        </table:table-row>
        <table:table-row table:style-name="TableLine94828715775536">
          <table:table-cell table:style-name="Tableau1.A2" office:value-type="string">
            <text:p text:style-name="P1">nom du répertoire en cours</text:p>
          </table:table-cell>
          <table:table-cell table:style-name="Tableau1.A2" office:value-type="string">
            <text:p text:style-name="P1">pwd</text:p>
          </table:table-cell>
          <table:table-cell table:style-name="Tableau1.C2" office:value-type="string">
            <text:p text:style-name="P2">chdir</text:p>
          </table:table-cell>
        </table:table-row>
        <table:table-row table:style-name="TableLine94828715776576">
          <table:table-cell table:style-name="Tableau1.A2" office:value-type="string">
            <text:p text:style-name="P22">historique des commandes</text:p>
          </table:table-cell>
          <table:table-cell table:style-name="Tableau1.A2" office:value-type="string">
            <text:p text:style-name="P22">flèches du clavier</text:p>
          </table:table-cell>
          <table:table-cell table:style-name="Tableau1.C2" office:value-type="string">
            <text:p text:style-name="P22">flèches du clavier</text:p>
          </table:table-cell>
        </table:table-row>
        <table:table-row table:style-name="TableLine94828715777488">
          <table:table-cell table:style-name="Tableau1.A2" office:value-type="string">
            <text:p text:style-name="P1"/>
          </table:table-cell>
          <table:table-cell table:style-name="Tableau1.A2" office:value-type="string">
            <text:p text:style-name="P1"/>
          </table:table-cell>
          <table:table-cell table:style-name="Tableau1.C2" office:value-type="string">
            <text:p text:style-name="P2"/>
          </table:table-cell>
        </table:table-row>
        <table:table-row table:style-name="TableLine94828715778448">
          <table:table-cell table:style-name="Tableau1.A2" office:value-type="string">
            <text:p text:style-name="P1">change de répertoire en cours</text:p>
            <text:p text:style-name="P2">remonte d’un niveau</text:p>
            <text:p text:style-name="P2">va à la racine</text:p>
            <text:p text:style-name="P2">va au répertoire personnel</text:p>
          </table:table-cell>
          <table:table-cell table:style-name="Tableau1.A2" office:value-type="string">
            <text:p text:style-name="P2">cd</text:p>
            <text:p text:style-name="P2">cd ..</text:p>
            <text:p text:style-name="P2">cd /</text:p>
            <text:p text:style-name="P2">cd ~</text:p>
          </table:table-cell>
          <table:table-cell table:style-name="Tableau1.C2" office:value-type="string">
            <text:p text:style-name="P2">cd</text:p>
            <text:p text:style-name="P2">cd ..</text:p>
            <text:p text:style-name="P2">cd \</text:p>
            <text:p text:style-name="P2">cd %HOMEPATH%</text:p>
          </table:table-cell>
        </table:table-row>
        <table:table-row table:style-name="TableLine94828715779408">
          <table:table-cell table:style-name="Tableau1.A2" office:value-type="string">
            <text:p text:style-name="P5">liste des fichiers</text:p>
            <text:p text:style-name="P18">fichiers dont le nom fini par .txt</text:p>
            <text:p text:style-name="P17">liste aussi les sous répertoires</text:p>
            <text:p text:style-name="P22">affiche l’arborescence</text:p>
          </table:table-cell>
          <table:table-cell table:style-name="Tableau1.A2" office:value-type="string">
            <text:p text:style-name="P19"><text:span text:style-name="T7">l</text:span><text:span text:style-name="T1">s</text:span></text:p>
            <text:p text:style-name="P18">ls *.txt</text:p>
            <text:p text:style-name="P17">ls -R</text:p>
            <text:p text:style-name="P22">tree</text:p>
          </table:table-cell>
          <table:table-cell table:style-name="Tableau1.C2" office:value-type="string">
            <text:p text:style-name="P5"><text:span text:style-name="T7">d</text:span>ir</text:p>
            <text:p text:style-name="P18">dir *.txt</text:p>
            <text:p text:style-name="P17">dir /s</text:p>
          </table:table-cell>
        </table:table-row>
        <table:table-row table:style-name="TableLine94828715780288">
          <table:table-cell table:style-name="Tableau1.A2" office:value-type="string">
            <text:p text:style-name="P2">copie un fichier</text:p>
            <text:p text:style-name="P2">déplace un fichier</text:p>
            <text:p text:style-name="P2">renomme un fichier</text:p>
            <text:p text:style-name="P2">supprime un fichier</text:p>
          </table:table-cell>
          <table:table-cell table:style-name="Tableau1.A2" office:value-type="string">
            <text:p text:style-name="P3">cp</text:p>
            <text:p text:style-name="P3">mv</text:p>
            <text:p text:style-name="P2">mv</text:p>
            <text:p text:style-name="P5">rm</text:p>
          </table:table-cell>
          <table:table-cell table:style-name="Tableau1.C2" office:value-type="string">
            <text:p text:style-name="P2">copy</text:p>
            <text:p text:style-name="P2">move</text:p>
            <text:p text:style-name="P2">ren <text:span text:style-name="T3">ou move</text:span></text:p>
            <text:p text:style-name="P5">del</text:p>
          </table:table-cell>
        </table:table-row>
        <table:table-row table:style-name="TableLine94828715781248">
          <table:table-cell table:style-name="Tableau1.A2" office:value-type="string">
            <text:p text:style-name="P5">crée un répertoire</text:p>
            <text:p text:style-name="P7">copie un répertoire</text:p>
            <text:p text:style-name="P4">déplace un <text:span text:style-name="T2">répertoire</text:span></text:p>
            <text:p text:style-name="P4">renomme un <text:span text:style-name="T2">répertoire</text:span></text:p>
            <text:p text:style-name="P6">supprime un répertoire</text:p>
          </table:table-cell>
          <table:table-cell table:style-name="Tableau1.A2" office:value-type="string">
            <text:p text:style-name="P5">mkdir</text:p>
            <text:p text:style-name="P7">cp -<text:span text:style-name="T4">r</text:span></text:p>
            <text:p text:style-name="P8">mv</text:p>
            <text:p text:style-name="P8">mv</text:p>
            <text:p text:style-name="P9">rm -r</text:p>
          </table:table-cell>
          <table:table-cell table:style-name="Tableau1.C2" office:value-type="string">
            <text:p text:style-name="P5">mkdir</text:p>
            <text:p text:style-name="P7">xcopy</text:p>
            <text:p text:style-name="P8">xcopy</text:p>
            <text:p text:style-name="P9">move</text:p>
            <text:p text:style-name="P5">rmdir</text:p>
          </table:table-cell>
        </table:table-row>
        <table:table-row table:style-name="TableLine94828715782208">
          <table:table-cell table:style-name="Tableau1.A2" office:value-type="string">
            <text:p text:style-name="P2"/>
          </table:table-cell>
          <table:table-cell table:style-name="Tableau1.A2" office:value-type="string">
            <text:p text:style-name="P2"/>
          </table:table-cell>
          <table:table-cell table:style-name="Tableau1.C2" office:value-type="string">
            <text:p text:style-name="P2"/>
          </table:table-cell>
        </table:table-row>
        <table:table-row table:style-name="TableLine94828715783168">
          <table:table-cell table:style-name="Tableau1.A2" office:value-type="string">
            <text:p text:style-name="P5">affiche un message</text:p>
            <text:p text:style-name="P13">créer un fichier</text:p>
            <text:p text:style-name="P10">ajoute en fin de fichier</text:p>
            <text:p text:style-name="P9">affiche le contenu d’un fichier</text:p>
            <text:p text:style-name="P16">éditer un fichier</text:p>
          </table:table-cell>
          <table:table-cell table:style-name="Tableau1.A2" office:value-type="string">
            <text:p text:style-name="P5">echo</text:p>
            <text:p text:style-name="P11">echo "Hello world" &gt; fichier.txt</text:p>
            <text:p text:style-name="P10">echo "Hello world" &gt;&gt; fichier.txt</text:p>
            <text:p text:style-name="P9">cat <text:span text:style-name="T5">ou less</text:span></text:p>
            <text:p text:style-name="P16">nano</text:p>
          </table:table-cell>
          <table:table-cell table:style-name="Tableau1.C2" office:value-type="string">
            <text:p text:style-name="P5">echo</text:p>
            <text:p text:style-name="P11">echo "Hello world" &gt; fichier.txt</text:p>
            <text:p text:style-name="P10">echo "Hello world" &gt;&gt; fichier.txt</text:p>
            <text:p text:style-name="P9">type</text:p>
            <text:p text:style-name="P16">notepad.exe</text:p>
          </table:table-cell>
        </table:table-row>
        <table:table-row table:style-name="TableLine94828715784128"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  <table:table-cell table:style-name="Tableau1.C2" office:value-type="string">
            <text:p text:style-name="P5"/>
          </table:table-cell>
        </table:table-row>
        <table:table-row table:style-name="TableLine94828715785088">
          <table:table-cell table:style-name="Tableau1.A2" office:value-type="string">
            <text:p text:style-name="P12">permissions d’accès</text:p>
            <text:p text:style-name="P23">liste des fichiers avec permissions</text:p>
          </table:table-cell>
          <table:table-cell table:style-name="Tableau1.A2" office:value-type="string">
            <text:p text:style-name="P12">chmod</text:p>
            <text:p text:style-name="P23">ls -l</text:p>
          </table:table-cell>
          <table:table-cell table:style-name="Tableau1.C2" office:value-type="string">
            <text:p text:style-name="P12">icacls</text:p>
          </table:table-cell>
        </table:table-row>
        <table:table-row table:style-name="TableLine94828715786048"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  <table:table-cell table:style-name="Tableau1.C2" office:value-type="string">
            <text:p text:style-name="P5"/>
          </table:table-cell>
        </table:table-row>
        <table:table-row table:style-name="TableLine94828715787008">
          <table:table-cell table:style-name="Tableau1.A2" office:value-type="string">
            <text:p text:style-name="P24">cherche <text:span text:style-name="T9">dans les noms </text:span>des fichiers</text:p>
          </table:table-cell>
          <table:table-cell table:style-name="Tableau1.A2" office:value-type="string">
            <text:p text:style-name="P24">find -iname</text:p>
          </table:table-cell>
          <table:table-cell table:style-name="Tableau1.C2" office:value-type="string">
            <text:p text:style-name="P24">dir /s</text:p>
          </table:table-cell>
        </table:table-row>
        <table:table-row table:style-name="TableLine94828715787968">
          <table:table-cell table:style-name="Tableau1.A2" office:value-type="string">
            <text:p text:style-name="P19"><text:span text:style-name="T1">cherche </text:span><text:span text:style-name="T9">dans le contenu des</text:span><text:span text:style-name="T7"> fichier</text:span><text:span text:style-name="T9">s</text:span></text:p>
          </table:table-cell>
          <table:table-cell table:style-name="Tableau1.A2" office:value-type="string">
            <text:p text:style-name="P5">grep</text:p>
          </table:table-cell>
          <table:table-cell table:style-name="Tableau1.C2" office:value-type="string">
            <text:p text:style-name="P5">find<text:span text:style-name="T8">str</text:span></text:p>
          </table:table-cell>
        </table:table-row>
        <table:table-row table:style-name="TableLine94828715788928">
          <table:table-cell table:style-name="Tableau1.A2" office:value-type="string">
            <text:p text:style-name="P20">rediriger la sortie d’une commande</text:p>
          </table:table-cell>
          <table:table-cell table:style-name="Tableau1.A2" office:value-type="string">
            <text:p text:style-name="Table_20_Contents">ls | wc -l</text:p>
            <text:p text:style-name="Table_20_Contents">ifconfig | grep "inet"</text:p>
          </table:table-cell>
          <table:table-cell table:style-name="Tableau1.C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1-06T21:24:18.718000000</meta:creation-date>
    <dc:date>2021-05-25T05:57:04.095365900</dc:date>
    <meta:editing-duration>PT1H14M13S</meta:editing-duration>
    <meta:editing-cycles>19</meta:editing-cycles>
    <meta:generator>LibreOffice/6.4.7.2$Linux_X86_64 LibreOffice_project/40$Build-2</meta:generator>
    <meta:document-statistic meta:table-count="1" meta:image-count="0" meta:object-count="0" meta:page-count="1" meta:paragraph-count="101" meta:word-count="269" meta:character-count="1411" meta:non-whitespace-character-count="1245"/>
  </office:meta>
</office:document-meta>
</file>